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, arial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2" style:family="table">
      <style:table-properties style:width="17.595cm" fo:margin-left="0cm" table:align="left"/>
    </style:style>
    <style:style style:name="Tabela2.A" style:family="table-column">
      <style:table-column-properties style:column-width="4.397cm"/>
    </style:style>
    <style:style style:name="Tabela2.D" style:family="table-column">
      <style:table-column-properties style:column-width="4.40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4.397cm"/>
    </style:style>
    <style:style style:name="Tabela1.D" style:family="table-column">
      <style:table-column-properties style:column-width="4.40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5.863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9abf4" officeooo:paragraph-rsid="0009abf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abf4" officeooo:paragraph-rsid="000b7bc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font-weight="normal" officeooo:rsid="0009abf4" officeooo:paragraph-rsid="0009abf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f5439" officeooo:paragraph-rsid="000f543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e3d0" officeooo:paragraph-rsid="0009be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officeooo:rsid="001c48d4" officeooo:paragraph-rsid="001c48d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3pt" fo:font-weight="bold" officeooo:rsid="0029509f" officeooo:paragraph-rsid="0029509f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officeooo:paragraph-rsid="001eb7cd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1c48d4" officeooo:paragraph-rsid="001eb7cd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officeooo:rsid="001eb7cd" officeooo:paragraph-rsid="001eb7cd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officeooo:rsid="001eb7cd" officeooo:paragraph-rsid="002b1145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officeooo:rsid="00213c98" officeooo:paragraph-rsid="0029509f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rsid="00230f7e" officeooo:paragraph-rsid="0029509f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230f7e" officeooo:paragraph-rsid="002b1145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237679" officeooo:paragraph-rsid="0029509f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3pt" officeooo:rsid="0029509f" officeooo:paragraph-rsid="0029509f" style:font-size-asian="13pt" style:font-size-complex="13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09abf4" officeooo:paragraph-rsid="0009abf4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1c48d4" officeooo:paragraph-rsid="001c48d4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1c48d4" officeooo:paragraph-rsid="00304e56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304e56" officeooo:paragraph-rsid="00304e56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373598" officeooo:paragraph-rsid="00373598" style:font-size-asian="14pt" style:font-weight-asian="bold" style:font-size-complex="14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09be23" officeooo:paragraph-rsid="0009be23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2c5ecb" officeooo:paragraph-rsid="002c5ecb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35d0df" officeooo:paragraph-rsid="0035d0df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373598" officeooo:paragraph-rsid="00373598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1eb7cd"/>
    </style:style>
    <style:style style:name="P28" style:family="paragraph" style:parent-style-name="Standard">
      <style:paragraph-properties fo:text-align="start" style:justify-single-word="false"/>
      <style:text-properties style:font-name="Courier New" fo:font-size="10pt" fo:font-weight="normal" officeooo:rsid="000b7bc3" officeooo:paragraph-rsid="00304e56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ourier New" fo:font-size="10pt" fo:font-weight="normal" officeooo:rsid="00304e56" officeooo:paragraph-rsid="00304e56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New" fo:font-size="10pt" fo:font-weight="normal" officeooo:rsid="003213a6" officeooo:paragraph-rsid="003213a6" style:font-size-asian="10pt" style:font-weight-asian="normal" style:font-size-complex="10pt" style:font-weight-complex="normal"/>
    </style:style>
    <style:style style:name="P31" style:family="paragraph" style:parent-style-name="Standard" style:list-style-name="L1">
      <style:paragraph-properties fo:text-align="start" style:justify-single-word="false" fo:break-before="page"/>
      <style:text-properties style:font-name="Times New Roman" fo:font-size="14pt" fo:font-weight="bold" officeooo:rsid="001c48d4" officeooo:paragraph-rsid="001c48d4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373598" officeooo:paragraph-rsid="00373598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1eb7cd" officeooo:paragraph-rsid="00373598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paragraph-rsid="00373598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1c48d4" officeooo:paragraph-rsid="00373598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213c98" officeooo:paragraph-rsid="0029509f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373598" officeooo:paragraph-rsid="00373598" style:font-size-asian="12pt" style:font-size-complex="12pt"/>
    </style:style>
    <style:style style:name="T1" style:family="text">
      <style:text-properties officeooo:rsid="000b7bc3"/>
    </style:style>
    <style:style style:name="T2" style:family="text">
      <style:text-properties officeooo:rsid="000bdabe"/>
    </style:style>
    <style:style style:name="T3" style:family="text">
      <style:text-properties officeooo:rsid="0011b246"/>
    </style:style>
    <style:style style:name="T4" style:family="text">
      <style:text-properties officeooo:rsid="001b69ea"/>
    </style:style>
    <style:style style:name="T5" style:family="text">
      <style:text-properties officeooo:rsid="002d9d18"/>
    </style:style>
    <style:style style:name="T6" style:family="text">
      <style:text-properties officeooo:rsid="00304e5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04e56" style:font-weight-asian="bold" style:font-weight-complex="bold"/>
    </style:style>
    <style:style style:name="T9" style:family="text">
      <style:text-properties fo:font-weight="bold" officeooo:rsid="003213a6" style:font-weight-asian="bold" style:font-weight-complex="bold"/>
    </style:style>
    <style:style style:name="T10" style:family="text">
      <style:text-properties officeooo:rsid="003213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amil Walkowiak</text:p>
      <text:p text:style-name="P3">Bartosz Skotarek</text:p>
      <text:p text:style-name="P1"/>
      <text:p text:style-name="P4">Zajęcia: <text:span text:style-name="T4">18</text:span>.10.2016</text:p>
      <text:p text:style-name="P1">Sprawozdanie</text:p>
      <text:p text:style-name="P1"/>
      <text:list xml:id="list8825486138004338544" text:style-name="L1">
        <text:list-item>
          <text:p text:style-name="P18">Opis zadania</text:p>
        </text:list-item>
      </text:list>
      <text:p text:style-name="P2">Znaleźć rozwiązanie (minimum <text:span text:style-name="T2">i listę wierzchołków</text:span>, maksimum <text:span text:style-name="T1">oraz</text:span> średnią) problemu zbliżonego do problemu komiwojażera dla grafu zbudowanego ze 100 wierzchołków. Powstała ścieżka może zawierać tylko połowę wierzchołków grafu (50). Do rozwiązania problemu należy użyć <text:span text:style-name="T5">algorytm przeszukiwania lokalnego na bazie wynikowej listy wierzchołków z</text:span> następujących algorytmów:</text:p>
      <text:list xml:id="list2123460977406045367" text:style-name="L2">
        <text:list-item>
          <text:p text:style-name="P23"><text:bookmark-start text:name="__DdeLink__3_841181294"/>Nearest Neighbor<text:bookmark-end text:name="__DdeLink__3_841181294"/></text:p>
        </text:list-item>
        <text:list-item>
          <text:p text:style-name="P23">Greedy cycle</text:p>
        </text:list-item>
        <text:list-item>
          <text:p text:style-name="P23"><text:bookmark-start text:name="__DdeLink__10_841181294"/>GRASP <text:span text:style-name="T3">na bazie</text:span> Nearest Neighbor<text:bookmark-end text:name="__DdeLink__10_841181294"/></text:p>
        </text:list-item>
        <text:list-item>
          <text:p text:style-name="P23">GRASP <text:span text:style-name="T3">na bazie</text:span> Greedy cycle</text:p>
        </text:list-item>
        <text:list-item>
          <text:p text:style-name="P24">Losowy</text:p>
        </text:list-item>
        <text:list-item>
          <text:p text:style-name="P25">Multiple Start Local Search na bazie rozwiązania dostarczonego przez dowolny algorytm GRASP lub algorytm losowy</text:p>
        </text:list-item>
        <text:list-item>
          <text:p text:style-name="P25">Iterated Local Search na bazie rozwiązania dostarczonego przez dowolny algorytm GRASP lub algorytm losowy</text:p>
        </text:list-item>
      </text:list>
      <text:p text:style-name="P5"/>
      <text:list xml:id="list84746133974376" text:continue-list="list8825486138004338544" text:style-name="L1">
        <text:list-item>
          <text:p text:style-name="P19">Pseudokod algorytmu <text:span text:style-name="T6">Multiple Start Local Search</text:span></text:p>
        </text:list-item>
      </text:list>
      <text:p text:style-name="P29"><text:span text:style-name="T7">Wykonaj</text:span> 10 razy</text:p>
      <text:p text:style-name="P28"><text:tab/><text:span text:style-name="T8">Uruchom</text:span><text:span text:style-name="T6"> 1000 razy algorytm Local Search za każdym razem z innym rozwiązaniem <text:tab/>dostarczonym przez GRASP NN</text:span></text:p>
      <text:p text:style-name="P6"/>
      <text:list xml:id="list84746730716674" text:continue-numbering="true" text:style-name="L1">
        <text:list-item>
          <text:p text:style-name="P20">Pseudokod algorytmu <text:span text:style-name="T6">Iterated Local Search </text:span></text:p>
        </text:list-item>
      </text:list>
      <text:p text:style-name="P30"><text:span text:style-name="T7">Wygeneruj</text:span> rozwiązanie początkowa wykonując algorytm Local Search na rozwiązaniu z GRASP NN</text:p>
      <text:p text:style-name="P30"/>
      <text:p text:style-name="P30"><text:span text:style-name="T7">Dopóki</text:span> aktualny czas wykonywania algorytmu &lt; średni czas uruchomienia 10 * MSLS</text:p>
      <text:p text:style-name="P30"><text:tab/><text:span text:style-name="T7">Wykonaj </text:span>perturbację (wykonaj <text:span text:style-name="T7">4 </text:span>możliwe ruchy w danym momencie)</text:p>
      <text:p text:style-name="P28"><text:tab/><text:span text:style-name="T9">Wygeneruj</text:span><text:span text:style-name="T10"> nowe rozwiązanie wykonując algorytm Local Search na poprzednim <text:tab/>rozwiązaniu i </text:span><text:span text:style-name="T9">jeżeli</text:span><text:span text:style-name="T10"> jest lepsze - zapamiętaj</text:span></text:p>
      <text:list xml:id="list84746195709599" text:continue-numbering="true" text:style-name="L1">
        <text:list-header>
          <text:p text:style-name="P21"/>
        </text:list-header>
        <text:list-item>
          <text:p text:style-name="P31">Wyniki</text:p>
          <text:list>
            <text:list-item>
              <text:p text:style-name="P26">Multiple Start Local Search</text:p>
            </text:list-item>
          </text:list>
        </text:list-item>
      </text:list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9">Minimum</text:p>
          </table:table-cell>
          <table:table-cell table:style-name="Tabela2.A1" office:value-type="string">
            <text:p text:style-name="P9">Średnia</text:p>
          </table:table-cell>
          <table:table-cell table:style-name="Tabela2.D1" office:value-type="string">
            <text:p text:style-name="P9">Maksimum</text:p>
          </table:table-cell>
        </table:table-row>
        <table:table-row>
          <table:table-cell table:style-name="Tabela2.A2" office:value-type="string">
            <text:p text:style-name="P10">Koszt</text:p>
          </table:table-cell>
          <table:table-cell table:style-name="Tabela2.A2" office:value-type="string">
            <text:p text:style-name="P32">9485</text:p>
          </table:table-cell>
          <table:table-cell table:style-name="Tabela2.A2" office:value-type="string">
            <text:p text:style-name="P32">9515</text:p>
          </table:table-cell>
          <table:table-cell table:style-name="Tabela2.D2" office:value-type="string">
            <text:p text:style-name="P32">9575</text:p>
          </table:table-cell>
        </table:table-row>
        <table:table-row>
          <table:table-cell table:style-name="Tabela2.A2" office:value-type="string">
            <text:p text:style-name="P32">Czas [ms]</text:p>
          </table:table-cell>
          <table:table-cell table:style-name="Tabela2.A2" office:value-type="string">
            <text:p text:style-name="P32">9642</text:p>
          </table:table-cell>
          <table:table-cell table:style-name="Tabela2.A2" office:value-type="string">
            <text:p text:style-name="P32">10873</text:p>
          </table:table-cell>
          <table:table-cell table:style-name="Tabela2.D2" office:value-type="string">
            <text:p text:style-name="P32">13112</text:p>
          </table:table-cell>
        </table:table-row>
        <table:table-row>
          <table:table-cell table:style-name="Tabela2.A2" office:value-type="string">
            <text:p text:style-name="P10">Wierzchołki</text:p>
          </table:table-cell>
          <table:table-cell table:style-name="Tabela2.D2" table:number-columns-spanned="3" office:value-type="string">
            <text:p text:style-name="P32">3, 64, 65, 69, 21, 15, 87, 52, 78, 17, 23, 83, 9, 71, 20, 73, 58, 16, 14, 10, 31, 44, 90, 97, 22, 59, 61, 34, 85, 26, 19, 11, 54, 82, 6, 8, 86, 50, 24, 80, 60, 57, 27, 92, 0, 62, 5, 48, 74, 96, 3</text:p>
          </table:table-cell>
          <table:covered-table-cell/>
          <table:covered-table-cell/>
        </table:table-row>
      </table:table>
      <text:p text:style-name="P27"/>
      <text:p text:style-name="P27"><text:bookmark-start text:name="__DdeLink__461_7978035983"/></text:p>
      <text:list xml:id="list84746326657040" text:continue-numbering="true" text:style-name="L1">
        <text:list-item>
          <text:list>
            <text:list-item>
              <text:p text:style-name="P26"><text:bookmark-end text:name="__DdeLink__461_7978035983"/>Iterated Local Search</text:p>
            </text:list-item>
          </text:list>
        </text:list-item>
      </text:list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34"/>
          </table:table-cell>
          <table:table-cell table:style-name="Tabela1.A1" office:value-type="string">
            <text:p text:style-name="P35">Minimum</text:p>
          </table:table-cell>
          <table:table-cell table:style-name="Tabela1.A1" office:value-type="string">
            <text:p text:style-name="P35">Średnia</text:p>
          </table:table-cell>
          <table:table-cell table:style-name="Tabela1.D1" office:value-type="string">
            <text:p text:style-name="P35">Maksimum</text:p>
          </table:table-cell>
        </table:table-row>
        <table:table-row>
          <table:table-cell table:style-name="Tabela1.A2" office:value-type="string">
            <text:p text:style-name="P33">Koszt</text:p>
          </table:table-cell>
          <table:table-cell table:style-name="Tabela1.A2" office:value-type="string">
            <text:p text:style-name="P32">9291</text:p>
          </table:table-cell>
          <table:table-cell table:style-name="Tabela1.A2" office:value-type="string">
            <text:p text:style-name="P32">9492</text:p>
          </table:table-cell>
          <table:table-cell table:style-name="Tabela1.D2" office:value-type="string">
            <text:p text:style-name="P32">9941</text:p>
          </table:table-cell>
        </table:table-row>
        <table:table-row>
          <table:table-cell table:style-name="Tabela1.A2" office:value-type="string">
            <text:p text:style-name="P33">Wierzchołki</text:p>
          </table:table-cell>
          <table:table-cell table:style-name="Tabela1.D2" table:number-columns-spanned="3" office:value-type="string">
            <text:p text:style-name="P32">59, 22, 97, 90, 44, 31, 10, 14, 16, 58, 73, 20, 71, 9, 83, 37, 23, 17, 78, 87, 15, 21, 69, 65, 64, 3, 96, 74, 48, 5, 62, 0, 92, 27, 57, 60, 80, 24, 50, 86, 56, 8, 6, 82, 54, 11, 26, 85, 34, 61, 59</text:p>
          </table:table-cell>
          <table:covered-table-cell/>
          <table:covered-table-cell/>
        </table:table-row>
      </table:table>
      <text:list xml:id="list84747270574300" text:continue-numbering="true" text:style-name="L1">
        <text:list-header>
          <text:p text:style-name="P22"/>
        </text:list-header>
        <text:list-item>
          <text:p text:style-name="P22">Podsumowanie</text:p>
        </text:list-item>
      </text:list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37"/>
          </table:table-cell>
          <table:table-cell table:style-name="Tabela3.A1" office:value-type="string">
            <text:p text:style-name="P38">Multiple Start Local Search</text:p>
          </table:table-cell>
          <table:table-cell table:style-name="Tabela3.C1" office:value-type="string">
            <text:p text:style-name="P38">Iterated Local Search</text:p>
          </table:table-cell>
        </table:table-row>
        <table:table-row>
          <table:table-cell table:style-name="Tabela3.A2" office:value-type="string">
            <text:p text:style-name="P38">Minimum</text:p>
          </table:table-cell>
          <table:table-cell table:style-name="Tabela3.A2" office:value-type="string">
            <text:p text:style-name="P32">9485</text:p>
          </table:table-cell>
          <table:table-cell table:style-name="Tabela3.C2" office:value-type="string">
            <text:p text:style-name="P32">9291</text:p>
          </table:table-cell>
        </table:table-row>
        <table:table-row>
          <table:table-cell table:style-name="Tabela3.A2" office:value-type="string">
            <text:p text:style-name="P38">Średnia</text:p>
          </table:table-cell>
          <table:table-cell table:style-name="Tabela3.A2" office:value-type="string">
            <text:p text:style-name="P32">9515</text:p>
          </table:table-cell>
          <table:table-cell table:style-name="Tabela3.C2" office:value-type="string">
            <text:p text:style-name="P32">9492</text:p>
          </table:table-cell>
        </table:table-row>
        <table:table-row>
          <table:table-cell table:style-name="Tabela3.A2" office:value-type="string">
            <text:p text:style-name="P38">Maksimum</text:p>
          </table:table-cell>
          <table:table-cell table:style-name="Tabela3.A2" office:value-type="string">
            <text:p text:style-name="P32">9575</text:p>
          </table:table-cell>
          <table:table-cell table:style-name="Tabela3.C2" office:value-type="string">
            <text:p text:style-name="P32">9941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, arial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2:20:36.983181783</meta:creation-date>
    <dc:date>2016-10-24T08:47:45.690000000</dc:date>
    <meta:editing-duration>PT2H14M48S</meta:editing-duration>
    <meta:editing-cycles>30</meta:editing-cycles>
    <meta:generator>LibreOffice/4.4.3.2$Windows_x86 LibreOffice_project/88805f81e9fe61362df02b9941de8e38a9b5fd16</meta:generator>
    <meta:document-statistic meta:table-count="3" meta:image-count="0" meta:object-count="0" meta:page-count="2" meta:paragraph-count="58" meta:word-count="339" meta:character-count="2009" meta:non-whitespace-character-count="1736"/>
  </office:meta>
</office:document-meta>
</file>